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officeooo:rsid="001615e9" officeooo:paragraph-rsid="001615e9" style:font-size-asian="14pt" style:font-size-complex="16pt"/>
    </style:style>
    <style:style style:name="P2" style:family="paragraph" style:parent-style-name="Standard">
      <style:paragraph-properties fo:text-align="start" style:justify-single-word="false"/>
      <style:text-properties fo:font-size="16pt" officeooo:rsid="0016480f" officeooo:paragraph-rsid="0016480f" style:font-size-asian="14pt" style:font-size-complex="16pt"/>
    </style:style>
    <style:style style:name="P3" style:family="paragraph" style:parent-style-name="Standard">
      <style:paragraph-properties fo:text-align="start" style:justify-single-word="false"/>
      <style:text-properties fo:font-size="16pt" officeooo:rsid="00171ff3" officeooo:paragraph-rsid="00171ff3" style:font-size-asian="14pt" style:font-size-complex="16pt"/>
    </style:style>
    <style:style style:name="P4" style:family="paragraph" style:parent-style-name="Standard">
      <style:paragraph-properties fo:text-align="start" style:justify-single-word="false"/>
      <style:text-properties fo:font-size="16pt" officeooo:rsid="001aeb8f" officeooo:paragraph-rsid="001aeb8f" style:font-size-asian="14pt" style:font-size-complex="16pt"/>
    </style:style>
    <style:style style:name="P5" style:family="paragraph" style:parent-style-name="Standard">
      <style:paragraph-properties fo:text-align="start" style:justify-single-word="false"/>
      <style:text-properties fo:font-size="16pt" officeooo:rsid="001c7562" officeooo:paragraph-rsid="001c7562" style:font-size-asian="14pt" style:font-size-complex="16pt"/>
    </style:style>
    <style:style style:name="P6" style:family="paragraph" style:parent-style-name="Standard">
      <style:paragraph-properties fo:text-align="center" style:justify-single-word="false"/>
      <style:text-properties fo:font-size="20pt" officeooo:rsid="001615e9" officeooo:paragraph-rsid="001615e9" style:font-size-asian="20pt" style:font-size-complex="20pt"/>
    </style:style>
    <style:style style:name="P7" style:family="paragraph" style:parent-style-name="Standard">
      <style:paragraph-properties fo:text-align="center" style:justify-single-word="false"/>
      <style:text-properties fo:font-size="20pt" officeooo:rsid="00171ff3" officeooo:paragraph-rsid="00171ff3" style:font-size-asian="20pt" style:font-size-complex="20pt"/>
    </style:style>
    <style:style style:name="P8" style:family="paragraph" style:parent-style-name="Standard">
      <style:paragraph-properties fo:text-align="center" style:justify-single-word="false"/>
      <style:text-properties fo:font-size="14pt" officeooo:rsid="001615e9" officeooo:paragraph-rsid="001615e9" style:font-size-asian="12.25pt" style:font-size-complex="14pt"/>
    </style:style>
    <style:style style:name="P9" style:family="paragraph" style:parent-style-name="Standard">
      <style:paragraph-properties fo:text-align="start" style:justify-single-word="false"/>
      <style:text-properties fo:font-size="12pt" officeooo:rsid="00171ff3" officeooo:paragraph-rsid="00171ff3" style:font-size-asian="10.5pt" style:font-size-complex="12pt"/>
    </style:style>
    <style:style style:name="P10" style:family="paragraph" style:parent-style-name="Standard">
      <style:paragraph-properties fo:text-align="start" style:justify-single-word="false"/>
      <style:text-properties fo:font-size="12pt" officeooo:rsid="00171ff3" officeooo:paragraph-rsid="00185f19" style:font-size-asian="10.5pt" style:font-size-complex="12pt"/>
    </style:style>
    <style:style style:name="P11" style:family="paragraph" style:parent-style-name="Standard">
      <style:paragraph-properties fo:text-align="start" style:justify-single-word="false"/>
      <style:text-properties fo:font-size="12pt" officeooo:rsid="00185f19" officeooo:paragraph-rsid="00185f19" style:font-size-asian="10.5pt" style:font-size-complex="12pt"/>
    </style:style>
    <style:style style:name="P12" style:family="paragraph" style:parent-style-name="Standard">
      <style:paragraph-properties fo:text-align="start" style:justify-single-word="false"/>
      <style:text-properties fo:font-size="12pt" officeooo:rsid="0018bae0" officeooo:paragraph-rsid="0018bae0" style:font-size-asian="10.5pt" style:font-size-complex="12pt"/>
    </style:style>
    <style:style style:name="P13" style:family="paragraph" style:parent-style-name="Standard">
      <style:paragraph-properties fo:text-align="start" style:justify-single-word="false"/>
      <style:text-properties fo:font-size="12pt" officeooo:rsid="0018bae0" officeooo:paragraph-rsid="001c7562" style:font-size-asian="10.5pt" style:font-size-complex="12pt"/>
    </style:style>
    <style:style style:name="P14" style:family="paragraph" style:parent-style-name="Standard">
      <style:paragraph-properties fo:text-align="start" style:justify-single-word="false"/>
      <style:text-properties fo:font-size="12pt" officeooo:rsid="001c7562" officeooo:paragraph-rsid="001c7562" style:font-size-asian="10.5pt" style:font-size-complex="12pt"/>
    </style:style>
    <style:style style:name="P15" style:family="paragraph" style:parent-style-name="Table_20_Contents">
      <style:paragraph-properties fo:text-align="start" style:justify-single-word="false"/>
      <style:text-properties fo:font-size="16pt" style:font-size-asian="14pt" style:font-size-complex="16pt"/>
    </style:style>
    <style:style style:name="P16" style:family="paragraph" style:parent-style-name="Table_20_Contents">
      <style:paragraph-properties fo:text-align="start" style:justify-single-word="false"/>
      <style:text-properties fo:font-size="16pt" officeooo:rsid="001615e9" officeooo:paragraph-rsid="001615e9" style:font-size-asian="14pt" style:font-size-complex="16pt"/>
    </style:style>
    <style:style style:name="T1" style:family="text">
      <style:text-properties officeooo:rsid="0016480f"/>
    </style:style>
    <style:style style:name="T2" style:family="text">
      <style:text-properties officeooo:rsid="00185f19"/>
    </style:style>
    <style:style style:name="T3" style:family="text">
      <style:text-properties officeooo:rsid="0018bae0"/>
    </style:style>
    <style:style style:name="T4" style:family="text">
      <style:text-properties officeooo:rsid="00195ec9"/>
    </style:style>
    <style:style style:name="T5" style:family="text">
      <style:text-properties officeooo:rsid="001c756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ign Document</text:p>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number-columns-repeated="4"/>
        <table:table-row table:style-name="TableLine3031666484944">
          <table:table-cell table:style-name="Table1.A1" office:value-type="string">
            <text:p text:style-name="P16">Date</text:p>
          </table:table-cell>
          <table:table-cell table:style-name="Table1.A1" office:value-type="string">
            <text:p text:style-name="P16">version</text:p>
          </table:table-cell>
          <table:table-cell table:style-name="Table1.A1" office:value-type="string">
            <text:p text:style-name="P16">remark</text:p>
          </table:table-cell>
          <table:table-cell table:style-name="Table1.D1" office:value-type="string">
            <text:p text:style-name="P16">author</text:p>
          </table:table-cell>
        </table:table-row>
        <table:table-row table:style-name="TableLine3031666484944">
          <table:table-cell table:style-name="Table1.A2" office:value-type="string">
            <text:p text:style-name="P16">11/12/2022</text:p>
          </table:table-cell>
          <table:table-cell table:style-name="Table1.A2" office:value-type="string">
            <text:p text:style-name="P16">0.1.0</text:p>
          </table:table-cell>
          <table:table-cell table:style-name="Table1.A2" office:value-type="string">
            <text:p text:style-name="P16">Initial release</text:p>
          </table:table-cell>
          <table:table-cell table:style-name="Table1.D2" office:value-type="string">
            <text:p text:style-name="P15"/>
          </table:table-cell>
        </table:table-row>
        <table:table-row table:style-name="TableLine3031666484944">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Line3031666484944">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Line3031666484944">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text:p>
      <text:p text:style-name="P1"/>
      <text:p text:style-name="P1"><text:a xlink:type="simple" xlink:href="#Introduction|region" text:style-name="Internet_20_link" text:visited-style-name="Visited_20_Internet_20_Link">Introduction</text:a></text:p>
      <text:p text:style-name="P1"><text:tab/><text:a xlink:type="simple" xlink:href="#Section1|region" text:style-name="Internet_20_link" text:visited-style-name="Visited_20_Internet_20_Link">Background</text:a></text:p>
      <text:p text:style-name="P1"><text:tab/>Overall Design</text:p>
      <text:p text:style-name="P1"/>
      <text:p text:style-name="P1">Runtime</text:p>
      <text:p text:style-name="P1"><text:tab/>String interning</text:p>
      <text:p text:style-name="P1"><text:tab/>Object allocator</text:p>
      <text:p text:style-name="P1"><text:tab/>Garbage collector</text:p>
      <text:p text:style-name="P1"/>
      <text:p text:style-name="P4">Type System</text:p>
      <text:p text:style-name="P4"><text:tab/>Common field analyse</text:p>
      <text:p text:style-name="P4"><text:tab/>Unified data field layout</text:p>
      <text:p text:style-name="P4"/>
      <text:p text:style-name="P4"/>
      <text:p text:style-name="P1">Bytecode</text:p>
      <text:p text:style-name="P1"><text:tab/>Generation</text:p>
      <text:p text:style-name="P1"><text:tab/>Optimization</text:p>
      <text:p text:style-name="P1"><text:tab/>Inlining</text:p>
      <text:p text:style-name="P1"/>
      <text:p text:style-name="P1">Closure Generation</text:p>
      <text:p text:style-name="P1"><text:tab/>Capture Stack</text:p>
      <text:p text:style-name="P1"><text:tab/>Capturing variables</text:p>
      <text:p text:style-name="P1"/>
      <text:p text:style-name="P1">Baseline Interpreter</text:p>
      <text:p text:style-name="P1"><text:tab/>Async and Generator breakpoints</text:p>
      <text:p text:style-name="P1"><text:tab/>Loop analyse</text:p>
      <text:p text:style-name="P1"><text:tab/>Call Site analyse</text:p>
      <text:p text:style-name="P1"><text:tab/>Debugging support</text:p>
      <text:p text:style-name="P1"/>
      <text:p text:style-name="P1">Baseline <text:span text:style-name="T1">Tier</text:span></text:p>
      <text:p text:style-name="P1"><text:tab/>Speculation</text:p>
      <text:p text:style-name="P1"><text:tab/><text:span text:style-name="T1">Debugging support</text:span></text:p>
      <text:p text:style-name="P1"/>
      <text:p text:style-name="P1"/>
      <text:p text:style-name="P2">Optimized Tier</text:p>
      <text:p text:style-name="P2"><text:tab/>De-optimization</text:p>
      <text:p text:style-name="P2"/>
      <text:section text:style-name="Sect1" text:name="Introduction">
        <text:p text:style-name="P7"><text:soft-page-break/>Introduction</text:p>
      </text:section>
      <text:section text:style-name="Sect1" text:name="Section1">
        <text:p text:style-name="P3">Background</text:p>
        <text:p text:style-name="P9"/>
        <text:p text:style-name="P10">Rust, a programming language that features memory safety and a sophisticated build system has gain momentum in the past few years. </text:p>
        <text:p text:style-name="P10"/>
        <text:p text:style-name="P10">Typescript, a superset of JavaScript has been slowly replacing JavaScript on the web. Current JavaScript engines does not understands Typescript, instead the developer transpiles Typescript into JavaScript. It is certain that introduction of types boosts the performance of scripts, <text:span text:style-name="T2">yet behind the scene the JavaScript Engine speculates and generates a variety of compiled functions resulting in a huge overhead and memory usage.</text:span></text:p>
        <text:p text:style-name="P11"/>
        <text:p text:style-name="P11">Web Assembly, <text:span text:style-name="T3">an assembly language that was release in 2017 introduced an alternative to JavaScript for executing programs in near native performance. Currently the overhead of bridging JavaScript and Web Assembly is huge. In some cases, the overhead is even larger then the execution time of the assembly.</text:span></text:p>
        <text:p text:style-name="P11"/>
        <text:p text:style-name="P12">This project aims to combine the fast execution speed of Web Assembly and the Typed system of Typescript. <text:s/>With a Typed system introduced, memory layout of Objects are known at compile time, <text:s/></text:p>
        <text:p text:style-name="P12">Web Assembly can perform native Assembly instructions on Objects and possibly inlining functions. </text:p>
        <text:p text:style-name="P12"/>
        <text:p text:style-name="P13">This project also implements a JavaScript engine to increase compatibility <text:span text:style-name="T4">when transiting from </text:span></text:p>
        <text:p text:style-name="P13"><text:span text:style-name="T4">JavaScript to Typescript and Web Assembly.</text:span></text:p>
      </text:section>
      <text:p text:style-name="P14"/>
      <text:p text:style-name="P5">Overall Design</text:p>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11:41:01.942000000</meta:creation-date>
    <dc:date>2022-12-14T11:23:45.059000000</dc:date>
    <meta:editing-duration>PT16M29S</meta:editing-duration>
    <meta:editing-cycles>4</meta:editing-cycles>
    <meta:generator>LibreOffice/7.2.1.2$Windows_X86_64 LibreOffice_project/87b77fad49947c1441b67c559c339af8f3517e22</meta:generator>
    <meta:document-statistic meta:table-count="1" meta:image-count="0" meta:object-count="0" meta:page-count="3" meta:paragraph-count="46" meta:word-count="263" meta:character-count="1836" meta:non-whitespace-character-count="1594"/>
  </office:meta>
</office:document-meta>
</file>